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5cm" fo:min-width="5.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15cm" fo:min-width="4.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15cm" fo:min-width="6.802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="Diamond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94cm" fo:min-width="2.68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15cm" fo:min-width="6.699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5cm" fo:min-width="4.7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64cm" fo:min-width="4.314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05cm" fo:min-width="4.4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116cm" fo:min-width="4.36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6cm" fo:min-width="2.648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5.6cm" svg:height="2.1cm" svg:x="29.947cm" svg:y="6.059cm">
          <text:p text:style-name="P1">Entita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9cm" svg:height="2.4cm" svg:x="35.9cm" svg:y="9.4cm">
          <text:p text:style-name="P1">Visualització</text:p>
          <text:p text:style-name="P1"/>
          <text:p text:style-name="P1">mostrar()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9cm" svg:height="2.4cm" draw:transform="skewX (-0.00122173047639603) translate (30.197cm 9.4cm)">
          <text:p text:style-name="P1">Interacció</text:p>
          <text:p text:style-name="P1"/>
          <text:p text:style-name="P1">interact()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7.302cm" svg:height="2.4cm" draw:transform="skewX (-0.00122173047639603) translate (22.102cm 9.4cm)">
          <text:p text:style-name="P1">Col·lisions + Picking</text:p>
          <text:p text:style-name="P1"/>
          <text:p text:style-name="P1">btRigidBody*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2.747cm" svg:y1="8.159cm" svg:x2="38.35cm" svg:y2="9.4cm" draw:start-shape="id1" draw:start-glue-point="2" draw:end-shape="id2" draw:end-glue-point="0" svg:d="M32747 8159l5603 1241" svg:viewBox="0 0 5604 1242">
          <text:p/>
        </draw:connector>
        <draw:connector draw:style-name="gr4" draw:text-style-name="P3" draw:layer="layout" draw:type="line" svg:x1="32.747cm" svg:y1="8.159cm" svg:x2="32.647cm" svg:y2="9.4cm" draw:start-shape="id1" draw:start-glue-point="2" draw:end-shape="id3" draw:end-glue-point="0" svg:d="M32747 8159l-100 1241" svg:viewBox="0 0 101 1242">
          <text:p/>
        </draw:connector>
        <draw:connector draw:style-name="gr4" draw:text-style-name="P3" draw:layer="layout" draw:type="line" svg:x1="32.747cm" svg:y1="8.159cm" svg:x2="25.753cm" svg:y2="9.4cm" draw:start-shape="id1" draw:start-glue-point="2" draw:end-shape="id4" draw:end-glue-point="0" svg:d="M32747 8159l-6994 1241" svg:viewBox="0 0 6995 1242">
          <text:p/>
        </draw:connector>
        <draw:custom-shape draw:style-name="gr5" draw:text-style-name="P2" xml:id="id5" draw:id="id5" draw:layer="layout" svg:width="4.5cm" svg:height="1.9cm" svg:x="36.1cm" svg:y="13.5cm"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4.5cm" svg:height="1.9cm" svg:x="30.497cm" svg:y="13.5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7.199cm" svg:height="2.4cm" draw:transform="skewX (-0.00122173047639603) translate (22.202cm 13.2cm)">
          <text:p text:style-name="P1">Llibrería de físiques</text:p>
          <text:p text:style-name="P1">Bullet 3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38.35cm" svg:y1="11.8cm" svg:x2="38.35cm" svg:y2="13.5cm" draw:start-shape="id2" draw:start-glue-point="2" draw:end-shape="id5" draw:end-glue-point="4" svg:d="M38350 11800v1700" svg:viewBox="0 0 1 1701">
          <text:p/>
        </draw:connector>
        <draw:connector draw:style-name="gr7" draw:text-style-name="P3" draw:layer="layout" draw:type="line" svg:x1="32.747cm" svg:y1="13.5cm" svg:x2="32.65cm" svg:y2="11.8cm" draw:start-shape="id6" draw:start-glue-point="4" draw:end-shape="id3" draw:end-glue-point="2" svg:d="M32747 13500l-97-1700" svg:viewBox="0 0 98 1701">
          <text:p/>
        </draw:connector>
        <draw:connector draw:style-name="gr8" draw:text-style-name="P3" draw:layer="layout" draw:type="line" svg:x1="25.756cm" svg:y1="11.8cm" svg:x2="25.801cm" svg:y2="13.2cm" draw:start-shape="id4" draw:start-glue-point="2" draw:end-shape="id7" draw:end-glue-point="0" svg:d="M25756 11800l45 1400" svg:viewBox="0 0 46 1401">
          <text:p/>
        </draw:connector>
        <draw:custom-shape draw:style-name="gr9" draw:text-style-name="P2" xml:id="id11" draw:id="id11" draw:layer="layout" svg:width="5.2cm" svg:height="2.1cm" svg:x="14.7cm" svg:y="6.2cm">
          <text:p text:style-name="P1">Camara</text:p>
          <draw:enhanced-geometry svg:viewBox="0 0 21600 21600" draw:type="rectangle" draw:enhanced-path="M 0 0 L 21600 0 21600 21600 0 21600 0 0 Z N"/>
        </draw:custom-shape>
        <draw:custom-shape draw:style-name="gr10" draw:text-style-name="P2" xml:id="id8" draw:id="id8" draw:layer="layout" svg:width="5.4cm" svg:height="2cm" svg:x="24.4cm" svg:y="18.7cm">
          <text:p text:style-name="P1">Usuari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2" xml:id="id9" draw:id="id9" draw:layer="layout" svg:width="4.5cm" svg:height="1.9cm" svg:x="15.2cm" svg:y="13.7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0" draw:id="id10" draw:layer="layout" svg:width="4.9cm" svg:height="2.3cm" svg:x="14.8cm" svg:y="9.8cm">
          <text:p text:style-name="P1">Moviment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24.4cm" svg:y1="19.7cm" svg:x2="17.45cm" svg:y2="15.6cm" draw:start-shape="id8" draw:end-shape="id9" draw:end-glue-point="8" svg:d="M24400 19700l-6950-4100" svg:viewBox="0 0 6951 4101">
          <text:p/>
        </draw:connector>
        <draw:connector draw:style-name="gr7" draw:text-style-name="P3" draw:layer="layout" draw:type="line" svg:x1="17.45cm" svg:y1="13.7cm" svg:x2="17.25cm" svg:y2="12.1cm" draw:start-shape="id9" draw:start-glue-point="4" draw:end-shape="id10" draw:end-glue-point="2" svg:d="M17450 13700l-200-1600" svg:viewBox="0 0 201 1601">
          <text:p/>
        </draw:connector>
        <draw:connector draw:style-name="gr4" draw:text-style-name="P3" draw:layer="layout" draw:type="line" svg:x1="17.3cm" svg:y1="8.3cm" svg:x2="17.25cm" svg:y2="9.8cm" draw:start-shape="id11" draw:start-glue-point="2" draw:end-shape="id10" draw:end-glue-point="0" svg:d="M17300 8300l-50 1500" svg:viewBox="0 0 51 1501">
          <text:p/>
        </draw:connector>
        <draw:connector draw:style-name="gr7" draw:text-style-name="P3" draw:layer="layout" draw:type="line" svg:x1="27.1cm" svg:y1="18.7cm" svg:x2="25.804cm" svg:y2="15.6cm" draw:start-shape="id8" draw:start-glue-point="0" draw:end-shape="id7" draw:end-glue-point="2" svg:d="M27100 18700l-1296-3100" svg:viewBox="0 0 1297 3101">
          <text:p/>
        </draw:connector>
        <draw:connector draw:style-name="gr8" draw:text-style-name="P3" draw:layer="layout" draw:type="line" svg:x1="19.7cm" svg:y1="10.95cm" svg:x2="22.102cm" svg:y2="10.6cm" draw:start-shape="id10" draw:start-glue-point="1" draw:end-shape="id4" draw:end-glue-point="3" svg:d="M19700 10950l2402-350" svg:viewBox="0 0 2403 351">
          <text:p/>
        </draw:connector>
        <draw:connector draw:style-name="gr8" draw:text-style-name="P3" draw:layer="layout" draw:type="line" svg:x1="29.407cm" svg:y1="10.6cm" svg:x2="30.197cm" svg:y2="10.6cm" draw:start-shape="id4" draw:start-glue-point="1" draw:end-shape="id3" draw:end-glue-point="3" svg:d="M29407 10600h790" svg:viewBox="0 0 791 1">
          <text:p/>
        </draw:connector>
        <draw:custom-shape draw:style-name="gr12" draw:text-style-name="P2" xml:id="id12" draw:id="id12" draw:layer="layout" svg:width="4.9cm" svg:height="2.4cm" svg:x="41.7cm" svg:y="9.4cm">
          <text:p text:style-name="P1">So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2.757cm" svg:y1="8.134cm" svg:x2="44.15cm" svg:y2="9.4cm" draw:end-shape="id12" draw:end-glue-point="0" svg:d="M32757 8134l11393 1266" svg:viewBox="0 0 11394 1267">
          <text:p/>
        </draw:connector>
        <draw:custom-shape draw:style-name="gr13" draw:text-style-name="P2" xml:id="id13" draw:id="id13" draw:layer="layout" svg:width="4.5cm" svg:height="1.9cm" svg:x="41.9cm" svg:y="13.6cm"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44.15cm" svg:y1="11.8cm" svg:x2="44.15cm" svg:y2="13.6cm" draw:start-shape="id12" draw:start-glue-point="2" draw:end-shape="id13" draw:end-glue-point="4" svg:d="M44150 11800v1800" svg:viewBox="0 0 1 1801">
          <text:p/>
        </draw:connector>
        <draw:connector draw:style-name="gr7" draw:text-style-name="P3" draw:layer="layout" draw:type="line" svg:x1="27.109cm" svg:y1="18.709cm" svg:x2="32.747cm" svg:y2="15.4cm" draw:end-shape="id6" draw:end-glue-point="8" svg:d="M27109 18709l5638-3309" svg:viewBox="0 0 5639 3310">
          <text:p/>
        </draw:connector>
        <draw:connector draw:style-name="gr7" draw:text-style-name="P3" draw:layer="layout" draw:type="line" svg:x1="38.35cm" svg:y1="15.4cm" svg:x2="29.8cm" svg:y2="19.7cm" draw:start-shape="id5" draw:start-glue-point="8" draw:end-shape="id8" draw:end-glue-point="7" svg:d="M38350 15400l-8550 4300" svg:viewBox="0 0 8551 4301">
          <text:p/>
        </draw:connector>
        <draw:connector draw:style-name="gr7" draw:text-style-name="P3" draw:layer="layout" draw:type="line" svg:x1="44.15cm" svg:y1="15.5cm" svg:x2="29.809cm" svg:y2="19.691cm" draw:start-shape="id13" draw:start-glue-point="8" svg:d="M44150 15500l-14341 4191" svg:viewBox="0 0 14342 41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amond" svg:viewBox="0 0 3000 6000" svg:d="M1500 0l1500 3000-1500 3000-1500-30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30T15:21:26.073000000</meta:creation-date>
    <dc:date>2022-12-04T20:48:31.331000000</dc:date>
    <meta:editing-duration>PT25M13S</meta:editing-duration>
    <meta:editing-cycles>4</meta:editing-cycles>
    <meta:generator>LibreOffice/6.2.5.2$Windows_X86_64 LibreOffice_project/1ec314fa52f458adc18c4f025c545a4e8b22c159</meta:generator>
    <meta:document-statistic meta:object-count="30"/>
  </office:meta>
</office:document-meta>
</file>